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2.401cm" fo:margin-right="2.401cm" fo:line-height="130%" fo:text-indent="0cm" style:auto-text-indent="false" fo:padding="0cm" fo:border="none"/>
      <style:text-properties fo:language="sv" fo:country="SE"/>
    </style:style>
    <style:style style:name="P2" style:family="paragraph" style:parent-style-name="Text_20_body" style:list-style-name="L1" style:master-page-name="">
      <style:paragraph-properties fo:margin-left="2.401cm" fo:margin-right="2.401cm" fo:margin-top="0cm" fo:margin-bottom="0cm" style:contextual-spacing="false" fo:line-height="130%" fo:text-indent="0cm" style:auto-text-indent="false" style:page-number="auto"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3"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d42c7" officeooo:paragraph-rsid="000d42c7" style:text-blinking="false"/>
    </style:style>
    <style:style style:name="P4"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5"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d144e" style:text-blinking="false"/>
    </style:style>
    <style:style style:name="P6"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aa759" style:text-blinking="false"/>
    </style:style>
    <style:style style:name="P7"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f73e1" style:text-blinking="false"/>
    </style:style>
    <style:style style:name="P8"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cf5c" officeooo:paragraph-rsid="000acf5c" style:text-blinking="false"/>
    </style:style>
    <style:style style:name="P9"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a759" officeooo:paragraph-rsid="000aa759" style:text-blinking="false"/>
    </style:style>
    <style:style style:name="P10"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f73e1" officeooo:paragraph-rsid="000f73e1" style:text-blinking="false"/>
    </style:style>
    <style:style style:name="P11"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2e47" officeooo:paragraph-rsid="000c7eec" style:text-blinking="false"/>
    </style:style>
    <style:style style:name="P12"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T1" style:family="text">
      <style:text-properties officeooo:rsid="000a2e47"/>
    </style:style>
    <style:style style:name="T2" style:family="text">
      <style:text-properties fo:font-weight="bold" style:font-weight-asian="bold" style:font-weight-complex="bold"/>
    </style:style>
    <style:style style:name="T3" style:family="text">
      <style:text-properties officeooo:rsid="000c1ee2"/>
    </style:style>
    <style:style style:name="T4" style:family="text">
      <style:text-properties officeooo:rsid="000c7eec"/>
    </style:style>
    <style:style style:name="T5" style:family="text">
      <style:text-properties officeooo:rsid="000d144e"/>
    </style:style>
    <style:style style:name="T6" style:family="text">
      <style:text-properties officeooo:rsid="000d42c7"/>
    </style:style>
    <style:style style:name="T7" style:family="text">
      <style:text-properties officeooo:rsid="000d8795"/>
    </style:style>
    <style:style style:name="T8" style:family="text">
      <style:text-properties officeooo:rsid="00118e2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93076434860318179" text:style-name="L1">
        <text:list-item>
          <text:p text:style-name="P2"><text:span text:style-name="T2">Bakgrund och problembeskrivning</text:span><text:line-break/><text:span text:style-name="T6">Systemet ska möjliggöra delandet och sparandet av texter och länkar för användarna, liknande ett ordinärt forum. Länkarna och texterna ska kunna läggas i diverse kategorier samt samlingar för individuella användare. Kategorier samlar inlägg av en viss typ, liknande forumdelar på forum och samlingar är som sparade bokmärken, med fokus på grupperingen. På så sätt kan sidan agera som både ett forum och som en bokmärkessida för användarna. </text:span></text:p>
          <text:p text:style-name="P3"><text:span text:style-name="T8">De gånger</text:span> jag själv har velat spara en länk eller en text så finns det redan ett antal konkurrenrande tjänster för detta, men ingen av dessa tillhandahåller samtidigt möjligheten att dela och kommentera på dessa utan de är mer för en personlig samling, <text:span text:style-name="T7">och gruppering är ofta inte något som är möjligt utan att man måste arbeta sig runt deras olika system, vilket ofta inte är särskilt händigt.</text:span></text:p>
        </text:list-item>
        <text:list-item>
          <text:p text:style-name="P4"><text:span text:style-name="T2">Användar/mål-grupper</text:span><text:line-break/>Beskriv de tilltänkta användarna, ju mindre generell din beskrivning är desto enklare att bygga en bra applikation.</text:p>
          <text:p text:style-name="P8"><text:line-break/>Tekniskt intresserade och kunniga personer, personer som generellt be<text:span text:style-name="T4">­</text:span>finner sig på forum så som Sweclockers och liknande. </text:p>
        </text:list-item>
        <text:list-item>
          <text:p text:style-name="P5"><text:span text:style-name="T2">Marknad</text:span><text:line-break/>Beskriv konkurrerande och liknande system. Vad gör dessa unika, vilka svagheter respektive styrkor har de, vilken målgrupp vänder de sig till?<text:line-break/><text:line-break/><text:span text:style-name="T5">Reddit</text:span></text:p>
          <text:p text:style-name="P3">Pastebin<text:line-break/></text:p>
          <text:p text:style-name="P5">Försök att tänka brett och generellt (det kanske inte finns något annat system som är exakt samma som det du tänker göra); t.ex. hur löser användarna det problem du tänkt lösa i dagsläget?</text:p>
        </text:list-item>
        <text:list-item>
          <text:p text:style-name="P6"><text:span text:style-name="T2">Baskrav/Egenskaper/Features/Unique Selling Points</text:span><text:line-break/><text:span text:style-name="T3">Skapande av inlägg</text:span></text:p>
          <text:p text:style-name="P9">Kommentera på posterna<text:tab/><text:line-break/>Komentera på kommentarerna, kommentarerna ska grupperas på så sätt att man visuellt ser vilka kommentarer som hör ihop, likt Reddits subreddits<text:line-break/>Skapa inläggsgrupper som samlar inlägg inom en viss kategori<text:line-break/>Sammanställa inlägg till en samling, även om dessa inlägg befinner sig I olika kategorier<text:line-break/><text:soft-page-break/></text:p>
        </text:list-item>
        <text:list-item>
          <text:p text:style-name="P7"><text:span text:style-name="T2">Teknik</text:span><text:span text:style-name="T1"><text:line-break/>Programmeringsspråket är Python då jag är förhållandevis van vid det och det är ett enkelt språk att använda för väldigt många ändamål, däribland webbprogrammering.</text:span></text:p>
          <text:p text:style-name="P10">Ramverket jag kommer att använda är flask, vilket är ett ”micro-framework” vilket innebär att det inte innehåller så mycket från början, så man måste göra mycket själv. Jag har valt flask då jag inte vill att allt ska döljas bakom ramverket, vilket är ett problem som jag hade med ASP.NET <text:span text:style-name="T8">där</text:span> allt var mycket magiskt och ramverket dålde mycket av vad som hände <text:span text:style-name="T8">i</text:span> bakgrunden. Med flask så har jag mycket mer kontroll över vad som händer och det är något som jag <text:span text:style-name="T8">föredrar och vill testa</text:span> <text:span text:style-name="T8">i</text:span> det här projektet. <text:line-break/>Databasen som jag har valt att använda är PostgreSQL då det är en väldigt populär databasmotor som samtidigt har väldigt kraftfulla funktioner som jag kanske får användning för.</text:p>
          <text:p text:style-name="P11">En cache är inte direkt nödvändigt när man inte har ett stort antal användare, men det är en teknik som jag är intresserad av och vill se om det går att kombinera med applikationen jag tänkt göra så därför kommer jag möjligtvis att använda redis som in-memory-cache.<text:line-break/><text:line-break/></text:p>
        </text:list-item>
        <text:list-item>
          <text:p text:style-name="P12">Christoffer Holmgren, ch222kv, Webprogrammering 2013</text:p>
        </text:list-item>
      </text:list>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06T20:58:24.181000000</dc:date>
    <meta:editing-duration>PT1H25M21S</meta:editing-duration>
    <meta:editing-cycles>10</meta:editing-cycles>
    <meta:generator>LibreOffice/4.2.0.4$Windows_x86 LibreOffice_project/05dceb5d363845f2cf968344d7adab8dcfb2ba71</meta:generator>
    <meta:document-statistic meta:table-count="0" meta:image-count="0" meta:object-count="0" meta:page-count="2" meta:paragraph-count="14" meta:word-count="492" meta:character-count="3057" meta:non-whitespace-character-count="2580"/>
  </office:meta>
</office:document-meta>
</file>